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color="#ffffff" style:font-name="Arial Black1" fo:font-size="54pt" fo:font-weight="bold" style:font-size-asian="54pt" style:font-size-complex="54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text-outline="false" style:text-line-through-style="none" style:font-name="Arial Black" fo:font-size="54pt" fo:font-style="normal" fo:text-shadow="none" style:text-underline-style="none" fo:font-weight="bold" style:font-name-asian="MS Gothic" style:font-size-asian="54pt" style:font-style-asian="normal" style:font-weight-asian="bold" style:font-name-complex="Tahoma" style:font-size-complex="54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font-name="Arial Black" fo:font-size="54pt" fo:font-style="normal" fo:text-shadow="none" style:text-underline-style="none" fo:font-weight="bold" style:font-name-asian="MS Gothic" style:font-size-asian="54pt" style:font-style-asian="normal" style:font-name-complex="Tahoma" style:font-size-complex="54pt" style:font-style-complex="normal" style:text-emphasize="none" style:font-relief="none"/>
    </style:style>
    <style:style style:name="T4" style:family="text">
      <style:text-properties fo:color="#ffffff" style:text-outline="false" style:text-line-through-style="none" style:font-name="Arial Black" fo:font-size="54pt" fo:font-style="normal" fo:text-shadow="none" style:text-underline-style="none" fo:font-weight="bold" style:font-name-asian="MS Gothic" style:font-size-asian="54pt" style:font-style-asian="normal" style:font-weight-asian="normal" style:font-name-complex="Tahoma" style:font-size-complex="54pt" style:font-style-complex="normal" style:font-weight-complex="normal" style:text-emphasize="none" style:font-relief="none"/>
    </style:style>
    <style:style style:name="T5" style:family="text">
      <style:text-properties fo:color="#ffffff" style:text-outline="false" style:text-line-through-style="none" style:font-name="Arial Black1" fo:font-size="54pt" fo:font-style="normal" fo:text-shadow="none" style:text-underline-style="none" fo:font-weight="bold" style:font-name-asian="MS Gothic" style:font-size-asian="54pt" style:font-style-asian="normal" style:font-name-complex="Tahoma" style:font-size-complex="54pt" style:font-style-complex="normal" style:text-emphasize="none" style:font-relief="none"/>
    </style:style>
    <style:style style:name="T6" style:family="text">
      <style:text-properties fo:color="#ffffff" style:text-outline="false" style:text-line-through-style="none" style:font-name="Arial Black1" fo:font-size="54pt" fo:font-style="normal" fo:text-shadow="none" style:text-underline-style="none" fo:font-weight="bold" style:font-name-asian="MS Gothic" style:font-size-asian="54pt" style:font-style-asian="normal" style:font-weight-asian="normal" style:font-name-complex="Tahoma" style:font-size-complex="54pt" style:font-style-complex="normal" style:font-weight-complex="normal" style:text-emphasize="none" style:font-relief="none"/>
    </style:style>
    <style:style style:name="T7" style:family="text">
      <style:text-properties fo:color="#ffffff" style:font-name="Arial Black1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1. </text:span><text:span text:style-name="T2">Gdy się Chrystus rodzi,</text:span><text:span text:style-name="T3"><text:line-break/></text:span><text:span text:style-name="T3">I na świat przychodzi,</text:span><text:span text:style-name="T3"><text:line-break/></text:span><text:span text:style-name="T3">Ciemna noc w jasności</text:span><text:span text:style-name="T4"><text:line-break/></text:span><text:span text:style-name="T4">Promienistej brodz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5">Aniołowie się radują,</text:span><text:span text:style-name="T5"><text:line-break/></text:span><text:span text:style-name="T5">Pod niebiosy wyśpiewują,</text:span><text:span text:style-name="T5"><text:line-break/></text:span><text:span text:style-name="T5">Gloria, gloria, gloria,</text:span><text:span text:style-name="T6"><text:line-break/></text:span><text:span text:style-name="T6">In excelsis De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7">2. </text:span><text:span text:style-name="T6">Mówią do pasterzy,</text:span><text:span text:style-name="T6"><text:line-break/></text:span><text:span text:style-name="T6">Którzy trzód swych strzegli, </text:span><text:span text:style-name="T6"><text:line-break/></text:span><text:span text:style-name="T6">Aby do Betlejem </text:span><text:span text:style-name="T6"><text:line-break/></text:span><text:span text:style-name="T6">Czym prędzej pobieg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><text:span text:style-name="T6">Bo się narodził Zbawiciel </text:span><text:span text:style-name="T6"><text:line-break/></text:span><text:span text:style-name="T6">Wszego świata Odkupiciel,</text:span><text:span text:style-name="T5"><text:line-break/></text:span><text:span text:style-name="T5">Gloria, gloria, gloria,</text:span><text:span text:style-name="T6"><text:line-break/></text:span><text:span text:style-name="T6">In excelsis De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7">3. </text:span><text:span text:style-name="T6">O niebieskie Duchy</text:span><text:span text:style-name="T6"><text:line-break/></text:span><text:span text:style-name="T6">I posłowie nieba,</text:span><text:span text:style-name="T6"><text:line-break/></text:span><text:span text:style-name="T6">Powiedzcie wyraźnie</text:span><text:span text:style-name="T6"><text:line-break/></text:span><text:span text:style-name="T6">Co nam czynić trzeba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><text:span text:style-name="T6">Bo my nic nie pojmujemy</text:span><text:span text:style-name="T6"><text:line-break/></text:span><text:span text:style-name="T6">Ledwo od strachu żyjemy,</text:span><text:span text:style-name="T5"><text:line-break/></text:span><text:span text:style-name="T5">Gloria, gloria, gloria,</text:span><text:span text:style-name="T6"><text:line-break/></text:span><text:span text:style-name="T6">In excelsis De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7">4. </text:span><text:span text:style-name="T6">Idźcie do Betlejem,</text:span><text:span text:style-name="T6"><text:line-break/></text:span><text:span text:style-name="T6">Gdzie Dziecię zrodzone</text:span><text:span text:style-name="T6"><text:line-break/></text:span><text:span text:style-name="T6">W pieluszki powite,</text:span><text:span text:style-name="T6"><text:line-break/></text:span><text:span text:style-name="T6">W żłobie położone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><text:span text:style-name="T6">Oddajcie Mu pokłon Boski,</text:span><text:span text:style-name="T6"><text:line-break/></text:span><text:span text:style-name="T6">On osłodzi wasze troski,</text:span><text:span text:style-name="T5"><text:line-break/></text:span><text:span text:style-name="T5">Gloria, gloria, gloria,</text:span><text:span text:style-name="T6"><text:line-break/></text:span><text:span text:style-name="T6">In excelsis De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style:font-name="Calibri" fo:font-size="11pt" fo:language="pl" fo:country="PL" style:letter-kerning="tru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  <style:text-properties style:font-name-asian="Mangal1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name-asian="Mangal1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font-name-asian="Mangal1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01-01T17:23:45</meta:creation-date>
    <dc:date>2014-01-06T23:02:28.280000000</dc:date>
    <dc:language>pl-PL</dc:language>
    <meta:editing-cycles>27</meta:editing-cycles>
    <meta:editing-duration>PT1H20M50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